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3851" officeooo:paragraph-rsid="00143851"/>
    </style:style>
    <style:style style:name="P2" style:family="paragraph" style:parent-style-name="Standard">
      <style:text-properties fo:font-size="16pt" officeooo:rsid="00143851" officeooo:paragraph-rsid="00143851"/>
    </style:style>
    <style:style style:name="P3" style:family="paragraph" style:parent-style-name="Standard">
      <style:text-properties fo:font-size="14pt" officeooo:rsid="00143851" officeooo:paragraph-rsid="00143851"/>
    </style:style>
    <style:style style:name="P4" style:family="paragraph" style:parent-style-name="Standard">
      <style:text-properties fo:font-size="14pt" officeooo:rsid="001785f4" officeooo:paragraph-rsid="001785f4"/>
    </style:style>
    <style:style style:name="P5" style:family="paragraph" style:parent-style-name="Standard">
      <style:text-properties fo:font-size="14pt" officeooo:rsid="001936f5" officeooo:paragraph-rsid="001936f5"/>
    </style:style>
    <style:style style:name="P6" style:family="paragraph" style:parent-style-name="Standard">
      <style:text-properties fo:font-size="14pt" officeooo:rsid="0019bb26" officeooo:paragraph-rsid="0019bb26"/>
    </style:style>
    <style:style style:name="P7" style:family="paragraph" style:parent-style-name="Standard">
      <style:text-properties fo:font-size="14pt" officeooo:rsid="001c48e6" officeooo:paragraph-rsid="001c48e6"/>
    </style:style>
    <style:style style:name="P8" style:family="paragraph">
      <style:paragraph-properties fo:text-align="center"/>
    </style:style>
    <style:style style:name="T1" style:family="text">
      <style:text-properties officeooo:rsid="001936f5"/>
    </style:style>
    <style:style style:name="T2" style:family="text">
      <style:text-properties officeooo:rsid="001c91f6"/>
    </style:style>
    <style:style style:name="gr1" style:family="graphic">
      <style:graphic-properties svg:stroke-color="#000000" draw:marker-start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SI s18 :</text:p>
      <text:p text:style-name="P2"/>
      <text:p text:style-name="P1">Exemple 3 </text:p>
      <text:p text:style-name="P1"/>
      <text:p text:style-name="P1">au premier passage , a=1 et b=1 :</text:p>
      <text:p text:style-name="P1">q est égal à 0 et r est égal à a donc à 1.</text:p>
      <text:p text:style-name="P1">r est plus petit ou égal à b donc on ajoute 1 à q (q=1) et on enlève b à r (r-b=1-1=0)</text:p>
      <text:p text:style-name="P1">a = b x q + r &lt;=&gt; 1 = 1 x 1 = 0</text:p>
      <text:p text:style-name="P1"/>
      <text:p text:style-name="P4">Exemple 4 </text:p>
      <text:p text:style-name="P4"/>
      <text:p text:style-name="P4">d = j – i</text:p>
      <text:p text:style-name="P4">initialisation : d = longueur(mot) – 1</text:p>
      <text:p text:style-name="P4">sortie de boucle :<text:tab/> <text:s text:c="6"/>j &lt; i</text:p>
      <text:p text:style-name="P4"><draw:line text:anchor-type="paragraph" draw:z-index="1" draw:name="Shape2" draw:style-name="gr2" draw:text-style-name="P8" svg:x1="4.507cm" svg:y1="0.594cm" svg:x2="4.339cm" svg:y2="0.497cm"><text:p/></draw:line><draw:line text:anchor-type="paragraph" draw:z-index="2" draw:name="Shape3" draw:style-name="gr2" draw:text-style-name="P8" svg:x1="5.35cm" svg:y1="0.594cm" svg:x2="5.422cm" svg:y2="0.425cm"><text:p/></draw:line><text:tab/><text:tab/><text:tab/> <text:s text:c="5"/>j – i &lt; 0</text:p>
      <text:p text:style-name="P4"><draw:line text:anchor-type="paragraph" draw:z-index="0" draw:name="Shape1" draw:style-name="gr2" draw:text-style-name="P8" svg:x1="4.507cm" svg:y1="0.026cm" svg:x2="5.35cm" svg:y2="0.026cm"><text:p/></draw:line><text:s text:c="13"/><text:span text:style-name="T1">d&lt;0 </text:span><text:s text:c="18"/>d</text:p>
      <text:p text:style-name="P5"><draw:line text:anchor-type="paragraph" draw:z-index="3" draw:name="Shape4" draw:style-name="gr1" draw:text-style-name="P8" svg:x1="4.027cm" svg:y1="0.517cm" svg:x2="3.642cm" svg:y2="0.974cm"><text:p/></draw:line><text:s text:c="5"/></text:p>
      <text:p text:style-name="P6"><draw:line text:anchor-type="paragraph" draw:z-index="4" draw:name="Shape5" draw:style-name="gr1" draw:text-style-name="P8" svg:x1="5.397cm" svg:y1="0.621cm" svg:x2="4.893cm" svg:y2="0.044cm"><text:p/></draw:line>Dans la boucle : i <text:s text:c="5"/>et j <text:s text:c="8"/></text:p>
      <text:p text:style-name="P6"/>
      <text:p text:style-name="P7">Exercice 2 </text:p>
      <text:p text:style-name="P7"/>
      <text:p text:style-name="P7">initialisation : <text:span text:style-name="T2">m = 0 <text:s/>( m est croissante en 1 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3T11:29:46.436000000</meta:creation-date>
    <dc:date>2022-04-15T09:56:20.878000000</dc:date>
    <meta:editing-duration>P1DT18H59M30S</meta:editing-duration>
    <meta:editing-cycles>7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6" meta:word-count="110" meta:character-count="455" meta:non-whitespace-character-count="287"/>
  </office:meta>
</office:document-meta>
</file>